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t" fo:country="PT" officeooo:rsid="0011d0f2" officeooo:paragraph-rsid="0011d0f2"/>
    </style:style>
    <style:style style:name="P2" style:family="paragraph" style:parent-style-name="Standard" style:list-style-name="L1">
      <style:text-properties fo:language="pt" fo:country="PT" officeooo:rsid="0012f4b7" officeooo:paragraph-rsid="0012f4b7"/>
    </style:style>
    <style:style style:name="P3" style:family="paragraph" style:parent-style-name="Standard" style:list-style-name="L1">
      <style:text-properties fo:language="pt" fo:country="PT" officeooo:rsid="0013c8a0" officeooo:paragraph-rsid="0013c8a0"/>
    </style:style>
    <style:style style:name="P4" style:family="paragraph" style:parent-style-name="Standard" style:list-style-name="L1">
      <style:text-properties fo:language="pt" fo:country="PT" officeooo:rsid="00146158" officeooo:paragraph-rsid="001461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84704377867465739" text:style-name="L1">
        <text:list-item>
          <text:p text:style-name="P1">Domínio</text:p>
          <text:list>
            <text:list-item>
              <text:p text:style-name="P1">Propósito geral</text:p>
              <text:list>
                <text:list-item>
                  <text:p text:style-name="P1"><text:a xlink:type="simple" xlink:href="https://wiki.haskell.org/Haskell_in_education" text:style-name="Internet_20_link" text:visited-style-name="Visited_20_Internet_20_Link">https://wiki.haskell.org/Haskell_in_education</text:a></text:p>
                </text:list-item>
                <text:list-item>
                  <text:p text:style-name="P1"><text:a xlink:type="simple" xlink:href="https://wiki.haskell.org/Haskell_in_research" text:style-name="Internet_20_link" text:visited-style-name="Visited_20_Internet_20_Link">https://wiki.haskell.org/Haskell_in_research</text:a></text:p>
                </text:list-item>
                <text:list-item>
                  <text:p text:style-name="P1"><text:a xlink:type="simple" xlink:href="https://wiki.haskell.org/Haskell_in_industry" text:style-name="Internet_20_link" text:visited-style-name="Visited_20_Internet_20_Link">https://wiki.haskell.org/Haskell_in_industry</text:a></text:p>
                </text:list-item>
              </text:list>
            </text:list-item>
          </text:list>
        </text:list-item>
        <text:list-item>
          <text:p text:style-name="P1">Categorização</text:p>
          <text:list>
            <text:list-item>
              <text:p text:style-name="P1">Puramente funcional</text:p>
              <text:list>
                <text:list-item>
                  <text:p text:style-name="P2"><text:a xlink:type="simple" xlink:href="https://en.wikipedia.org/wiki/Pure_function" text:style-name="Internet_20_link" text:visited-style-name="Visited_20_Internet_20_Link">https://en.wikipedia.org/wiki/Pure_function</text:a></text:p>
                </text:list-item>
              </text:list>
            </text:list-item>
          </text:list>
        </text:list-item>
        <text:list-item>
          <text:p text:style-name="P3">Legibilidade</text:p>
          <text:list>
            <text:list-item>
              <text:p text:style-name="P3">Possui sobrecarga de operadores</text:p>
            </text:list-item>
            <text:list-item>
              <text:p text:style-name="P4">Multiplicidade de recursos</text:p>
              <text:list>
                <text:list-item>
                  <text:p text:style-name="P4">Por exemplo: ‘If..then..else’, ‘guards’ e ‘case..of</text:p>
                  <text:p text:style-name="P4">Onde ‘guards’ é a estilo geralmente preferido</text:p>
                </text:list-item>
              </text:list>
            </text:list-item>
            <text:list-item>
              <text:p text:style-name="P4">Biblioteca padrão oferece diversos tipos, tanto estáticos quanto dinâmicos</text:p>
              <text:list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0:23:31.356270020</meta:creation-date>
    <dc:date>2016-09-15T11:07:20.081411696</dc:date>
    <meta:editing-duration>PT9M39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1" meta:paragraph-count="15" meta:word-count="55" meta:character-count="484" meta:non-whitespace-character-count="458"/>
  </office:meta>
</office:document-meta>
</file>